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3" svg:font-family="'Liberation Sans'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Header">
      <style:text-properties style:font-name="Liberation Sans1"/>
    </style:style>
    <style:style style:name="P2" style:family="paragraph" style:parent-style-name="Text_20_body">
      <style:text-properties officeooo:paragraph-rsid="000d22a7"/>
    </style:style>
    <style:style style:name="P3" style:family="paragraph" style:parent-style-name="Text_20_body">
      <style:text-properties officeooo:paragraph-rsid="0015563e"/>
    </style:style>
    <style:style style:name="P4" style:family="paragraph" style:parent-style-name="Text_20_body">
      <style:text-properties officeooo:paragraph-rsid="00187b23"/>
    </style:style>
    <style:style style:name="P5" style:family="paragraph" style:parent-style-name="Text_20_body">
      <style:text-properties officeooo:paragraph-rsid="0020df3e"/>
    </style:style>
    <style:style style:name="P6" style:family="paragraph" style:parent-style-name="Text_20_body">
      <style:text-properties officeooo:paragraph-rsid="00288f1d"/>
    </style:style>
    <style:style style:name="P7" style:family="paragraph" style:parent-style-name="Footer">
      <style:text-properties style:font-name="Liberation Sans1" officeooo:paragraph-rsid="000b3248"/>
    </style:style>
    <style:style style:name="P8" style:family="paragraph" style:parent-style-name="Heading_20_3">
      <style:text-properties officeooo:paragraph-rsid="001efb36"/>
    </style:style>
    <style:style style:name="T1" style:family="text">
      <style:text-properties officeooo:rsid="000b3248"/>
    </style:style>
    <style:style style:name="T2" style:family="text">
      <style:text-properties officeooo:rsid="000c22cd"/>
    </style:style>
    <style:style style:name="T3" style:family="text">
      <style:text-properties officeooo:rsid="000d22a7"/>
    </style:style>
    <style:style style:name="T4" style:family="text">
      <style:text-properties officeooo:rsid="001063ec"/>
    </style:style>
    <style:style style:name="T5" style:family="text">
      <style:text-properties officeooo:rsid="0010a2e1"/>
    </style:style>
    <style:style style:name="T6" style:family="text">
      <style:text-properties officeooo:rsid="00125afb"/>
    </style:style>
    <style:style style:name="T7" style:family="text">
      <style:text-properties officeooo:rsid="0015563e"/>
    </style:style>
    <style:style style:name="T8" style:family="text">
      <style:text-properties officeooo:rsid="00158e36"/>
    </style:style>
    <style:style style:name="T9" style:family="text">
      <style:text-properties officeooo:rsid="00174ca1"/>
    </style:style>
    <style:style style:name="T10" style:family="text">
      <style:text-properties officeooo:rsid="00187b23"/>
    </style:style>
    <style:style style:name="T11" style:family="text">
      <style:text-properties officeooo:rsid="0018eb67"/>
    </style:style>
    <style:style style:name="T12" style:family="text">
      <style:text-properties officeooo:rsid="0019f435"/>
    </style:style>
    <style:style style:name="T13" style:family="text">
      <style:text-properties officeooo:rsid="001b465c"/>
    </style:style>
    <style:style style:name="T14" style:family="text">
      <style:text-properties officeooo:rsid="001e394c"/>
    </style:style>
    <style:style style:name="T15" style:family="text">
      <style:text-properties officeooo:rsid="001efb36"/>
    </style:style>
    <style:style style:name="T16" style:family="text">
      <style:text-properties officeooo:rsid="0020df3e"/>
    </style:style>
    <style:style style:name="T17" style:family="text">
      <style:text-properties officeooo:rsid="002236c5"/>
    </style:style>
    <style:style style:name="T18" style:family="text">
      <style:text-properties officeooo:rsid="00258d6c"/>
    </style:style>
    <style:style style:name="T19" style:family="text">
      <style:text-properties officeooo:rsid="00288f1d"/>
    </style:style>
    <style:style style:name="T20" style:family="text">
      <style:text-properties officeooo:rsid="002972ca"/>
    </style:style>
    <style:style style:name="T21" style:family="text">
      <style:text-properties officeooo:rsid="002b256b"/>
    </style:style>
    <style:style style:name="T22" style:family="text">
      <style:text-properties officeooo:rsid="002c71a2"/>
    </style:style>
    <style:style style:name="T23" style:family="text">
      <style:text-properties officeooo:rsid="002e7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Announcify</text:span></text:h>
      <text:h text:style-name="P8" text:outline-level="3"><text:span text:style-name="T15">Von SayMyName zu Announcify...</text:span></text:h>
      <text:p text:style-name="P2"><text:span text:style-name="T3">Nachdem SayMyName </text:span><text:span text:style-name="T4">mittlerweile </text:span><text:span text:style-name="T3">über 250.000 mal heruntergeladen wurde, </text:span><text:span text:style-name="T5">habe ich mich entschieden mich mit einem </text:span><text:span text:style-name="T6">großen Update bei meinen Usern zu bedanken.</text:span></text:p>
      <text:p text:style-name="P3"><text:span text:style-name="T7">Nun heißt SayMyName Announcify, hat ein neues Logo und ein komplett überarbeitetes User Interface. </text:span><text:span text:style-name="T8">Außerdem erlaubt es anderen Entwicklern ohne großer Mühe Announcify </text:span><text:span text:style-name="T9">mit Plugins </text:span><text:span text:style-name="T8">um neue </text:span><text:span text:style-name="T9">Funktionen zu erweitern.</text:span></text:p>
      <text:p text:style-name="P4"><text:span text:style-name="T10">Natürlich ist Announcify, wie SayMyName zuvor auch, </text:span><text:span text:style-name="T11">Open-Source. </text:span><text:span text:style-name="T12">Somit kann jeder daran mitarbeiten, </text:span><text:span text:style-name="T13">oder einfach davon lernen.</text:span></text:p>
      <text:p text:style-name="P4"><text:span text:style-name="T13"/></text:p>
      <text:h text:style-name="Heading_20_3" text:outline-level="3"><text:span text:style-name="T14">Was macht Announcify?</text:span></text:h>
      <text:p text:style-name="P5"><text:span text:style-name="T16">Announcify (Announce + Notify) </text:span><text:span text:style-name="T17">informiert dich über viele Arten von Ereignisse, in dem es dir diese vorliest. </text:span><text:span text:style-name="T18">Somit weißt du was um dich herum passiert und wer dich kontaktiert, ohne auf dein Handy schauen zu müssen.</text:span></text:p>
      <text:p text:style-name="P6"><text:span text:style-name="T19">Außerdem erlaubt es anderen Programmen </text:span><text:span text:style-name="T21">dir </text:span><text:span text:style-name="T20">jede Art von Information, egal ob lang oder kurz, </text:span><text:span text:style-name="T21">vorzulesen. </text:span><text:span text:style-name="T22">Zum Beispiel können auch ganze Dokumente vorgelesen werden, </text:span><text:span text:style-name="T23">wenn du gerade unterwegs b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ans3" svg:font-family="'Liberation Sans'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iberation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1"/>
    </style:style>
    <style:style style:name="MP2" style:family="paragraph" style:parent-style-name="Footer">
      <style:text-properties style:font-name="Liberation Sans1" officeooo:paragraph-rsid="000b3248"/>
    </style:style>
    <style:style style:name="MT1" style:family="text">
      <style:text-properties officeooo:rsid="000b324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1-04-12T20:46:37">12.04.11</text:date><text:tab/><text:tab/><text:span text:style-name="MT1">Announcify</text:span></text:p>
      </style:header>
      <style:footer>
        <text:p text:style-name="MP2">Taschauer Thomas<text:tab/><text:tab/><text:page-number text:select-page="current"/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T.</meta:initial-creator>
    <meta:creation-date>2009-10-01T15:02:24</meta:creation-date>
    <dc:date>2011-04-12T20:46:37</dc:date>
    <dc:creator>Thomas Taschauer</dc:creator>
    <meta:editing-duration>PT00H19M51S</meta:editing-duration>
    <meta:editing-cycles>46</meta:editing-cycles>
    <meta:generator>OpenOffice.org/3.2$Unix OpenOffice.org_project/320m19$Build-9505</meta:generator>
    <meta:document-statistic meta:table-count="0" meta:image-count="0" meta:object-count="0" meta:page-count="1" meta:paragraph-count="10" meta:word-count="148" meta:character-count="1010"/>
  </office:meta>
</office:document-meta>
</file>